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503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1.909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1.536cm"/>
    </style:style>
    <style:style style:name="co12" style:family="table-column">
      <style:table-column-properties fo:break-before="auto" style:column-width="2.085cm"/>
    </style:style>
    <style:style style:name="co13" style:family="table-column">
      <style:table-column-properties fo:break-before="auto" style:column-width="1.711cm"/>
    </style:style>
    <style:style style:name="co14" style:family="table-column">
      <style:table-column-properties fo:break-before="auto" style:column-width="2.217cm"/>
    </style:style>
    <style:style style:name="co15" style:family="table-column">
      <style:table-column-properties fo:break-before="auto" style:column-width="1.953cm"/>
    </style:style>
    <style:style style:name="co16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558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3.358cm"/>
    </style:style>
    <style:style style:name="co20" style:family="table-column">
      <style:table-column-properties fo:break-before="auto" style:column-width="3.381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1" style:font-name-complex="Times New Roman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16127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1635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4 年 4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1635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224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224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224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224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73023" calcext:value-type="float">
            <text:p><text:s text:c="3"/>73,023</text:p>
          </table:table-cell>
          <table:table-cell table:style-name="ce25" office:value-type="float" office:value="3000" calcext:value-type="float">
            <text:p><text:s text:c="3"/>3,000</text:p>
          </table:table-cell>
          <table:table-cell table:style-name="ce25" office:value-type="float" office:value="6228" calcext:value-type="float">
            <text:p><text:s text:c="3"/>6,228</text:p>
          </table:table-cell>
          <table:table-cell table:style-name="ce25" office:value-type="float" office:value="5570" calcext:value-type="float">
            <text:p><text:s text:c="3"/>5,570</text:p>
          </table:table-cell>
          <table:table-cell table:style-name="ce25" office:value-type="float" office:value="2880" calcext:value-type="float">
            <text:p><text:s text:c="3"/>2,880</text:p>
          </table:table-cell>
          <table:table-cell table:style-name="ce25" office:value-type="float" office:value="2394" calcext:value-type="float">
            <text:p><text:s text:c="3"/>2,394</text:p>
          </table:table-cell>
          <table:table-cell table:style-name="ce25" office:value-type="float" office:value="1624" calcext:value-type="float">
            <text:p><text:s text:c="3"/>1,624</text:p>
          </table:table-cell>
          <table:table-cell table:style-name="ce25" office:value-type="float" office:value="2534" calcext:value-type="float">
            <text:p><text:s text:c="3"/>2,534</text:p>
          </table:table-cell>
          <table:table-cell table:style-name="ce25" office:value-type="float" office:value="7032" calcext:value-type="float">
            <text:p><text:s text:c="3"/>7,032</text:p>
          </table:table-cell>
          <table:table-cell table:style-name="ce25" office:value-type="float" office:value="502" calcext:value-type="float">
            <text:p><text:s text:c="3"/>502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3363" calcext:value-type="float">
            <text:p><text:s text:c="3"/>3,363</text:p>
          </table:table-cell>
          <table:table-cell table:style-name="ce25" office:value-type="float" office:value="36451" calcext:value-type="float">
            <text:p><text:s text:c="3"/>36,451</text:p>
          </table:table-cell>
          <table:table-cell table:style-name="ce25" office:value-type="float" office:value="1427" calcext:value-type="float">
            <text:p><text:s text:c="3"/>1,427</text:p>
          </table:table-cell>
          <table:table-cell table:style-name="ce25" office:value-type="float" office:value="17" calcext:value-type="float">
            <text:p><text:s text:c="3"/>17</text:p>
          </table:table-cell>
          <table:table-cell table:style-name="ce25" office:value-type="float" office:value="73970" calcext:value-type="float">
            <text:p><text:s text:c="3"/>73,970</text:p>
          </table:table-cell>
          <table:table-cell table:style-name="ce25" office:value-type="float" office:value="5287" calcext:value-type="float">
            <text:p><text:s text:c="3"/>5,287</text:p>
          </table:table-cell>
          <table:table-cell table:style-name="ce25" office:value-type="float" office:value="6664" calcext:value-type="float">
            <text:p><text:s text:c="3"/>6,664</text:p>
          </table:table-cell>
          <table:table-cell table:style-name="ce25" office:value-type="float" office:value="3787" calcext:value-type="float">
            <text:p><text:s text:c="3"/>3,787</text:p>
          </table:table-cell>
          <table:table-cell table:style-name="ce25" office:value-type="float" office:value="3999" calcext:value-type="float">
            <text:p><text:s text:c="3"/>3,999</text:p>
          </table:table-cell>
          <table:table-cell table:style-name="ce25" office:value-type="float" office:value="3313" calcext:value-type="float">
            <text:p><text:s text:c="3"/>3,313</text:p>
          </table:table-cell>
          <table:table-cell table:style-name="ce25" office:value-type="float" office:value="1700" calcext:value-type="float">
            <text:p><text:s text:c="3"/>1,700</text:p>
          </table:table-cell>
          <table:table-cell table:style-name="ce25" office:value-type="float" office:value="2423" calcext:value-type="float">
            <text:p><text:s text:c="3"/>2,423</text:p>
          </table:table-cell>
          <table:table-cell table:style-name="ce25" office:value-type="float" office:value="6583" calcext:value-type="float">
            <text:p><text:s text:c="3"/>6,583</text:p>
          </table:table-cell>
          <table:table-cell table:style-name="ce25" office:value-type="float" office:value="295" calcext:value-type="float">
            <text:p><text:s text:c="3"/>295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363" calcext:value-type="float">
            <text:p><text:s text:c="3"/>3,363</text:p>
          </table:table-cell>
          <table:table-cell table:style-name="ce25" office:value-type="float" office:value="36451" calcext:value-type="float">
            <text:p><text:s text:c="3"/>36,451</text:p>
          </table:table-cell>
          <table:table-cell table:style-name="ce25" office:value-type="float" office:value="84" calcext:value-type="float">
            <text:p><text:s text:c="3"/>84</text:p>
          </table:table-cell>
          <table:table-cell table:style-name="ce25" office:value-type="float" office:value="21" calcext:value-type="float">
            <text:p><text:s text:c="3"/>21</text:p>
          </table:table-cell>
          <table:table-cell table:style-name="ce29" office:value-type="float" office:value="-947" calcext:value-type="float">
            <text:p>－947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3829" calcext:value-type="float">
            <text:p><text:s text:c="3"/>33,829</text:p>
          </table:table-cell>
          <table:table-cell table:style-name="ce25" office:value-type="float" office:value="1337" calcext:value-type="float">
            <text:p><text:s text:c="3"/>1,337</text:p>
          </table:table-cell>
          <table:table-cell table:style-name="ce25" office:value-type="float" office:value="2925" calcext:value-type="float">
            <text:p><text:s text:c="3"/>2,925</text:p>
          </table:table-cell>
          <table:table-cell table:style-name="ce25" office:value-type="float" office:value="2678" calcext:value-type="float">
            <text:p><text:s text:c="3"/>2,678</text:p>
          </table:table-cell>
          <table:table-cell table:style-name="ce25" office:value-type="float" office:value="1345" calcext:value-type="float">
            <text:p><text:s text:c="3"/>1,345</text:p>
          </table:table-cell>
          <table:table-cell table:style-name="ce25" office:value-type="float" office:value="1083" calcext:value-type="float">
            <text:p><text:s text:c="3"/>1,083</text:p>
          </table:table-cell>
          <table:table-cell table:style-name="ce25" office:value-type="float" office:value="769" calcext:value-type="float">
            <text:p><text:s text:c="3"/>769</text:p>
          </table:table-cell>
          <table:table-cell table:style-name="ce25" office:value-type="float" office:value="1192" calcext:value-type="float">
            <text:p><text:s text:c="3"/>1,192</text:p>
          </table:table-cell>
          <table:table-cell table:style-name="ce25" office:value-type="float" office:value="3274" calcext:value-type="float">
            <text:p><text:s text:c="3"/>3,274</text:p>
          </table:table-cell>
          <table:table-cell table:style-name="ce25" office:value-type="float" office:value="270" calcext:value-type="float">
            <text:p><text:s text:c="3"/>270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553" calcext:value-type="float">
            <text:p><text:s text:c="3"/>1,553</text:p>
          </table:table-cell>
          <table:table-cell table:style-name="ce25" office:value-type="float" office:value="16863" calcext:value-type="float">
            <text:p><text:s text:c="3"/>16,863</text:p>
          </table:table-cell>
          <table:table-cell table:style-name="ce25" office:value-type="float" office:value="531" calcext:value-type="float">
            <text:p><text:s text:c="3"/>531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34261" calcext:value-type="float">
            <text:p><text:s text:c="3"/>34,261</text:p>
          </table:table-cell>
          <table:table-cell table:style-name="ce25" office:value-type="float" office:value="2263" calcext:value-type="float">
            <text:p><text:s text:c="3"/>2,263</text:p>
          </table:table-cell>
          <table:table-cell table:style-name="ce25" office:value-type="float" office:value="3180" calcext:value-type="float">
            <text:p><text:s text:c="3"/>3,180</text:p>
          </table:table-cell>
          <table:table-cell table:style-name="ce25" office:value-type="float" office:value="1714" calcext:value-type="float">
            <text:p><text:s text:c="3"/>1,714</text:p>
          </table:table-cell>
          <table:table-cell table:style-name="ce25" office:value-type="float" office:value="1902" calcext:value-type="float">
            <text:p><text:s text:c="3"/>1,902</text:p>
          </table:table-cell>
          <table:table-cell table:style-name="ce25" office:value-type="float" office:value="1486" calcext:value-type="float">
            <text:p><text:s text:c="3"/>1,486</text:p>
          </table:table-cell>
          <table:table-cell table:style-name="ce25" office:value-type="float" office:value="779" calcext:value-type="float">
            <text:p><text:s text:c="3"/>779</text:p>
          </table:table-cell>
          <table:table-cell table:style-name="ce25" office:value-type="float" office:value="1139" calcext:value-type="float">
            <text:p><text:s text:c="3"/>1,139</text:p>
          </table:table-cell>
          <table:table-cell table:style-name="ce25" office:value-type="float" office:value="3166" calcext:value-type="float">
            <text:p><text:s text:c="3"/>3,166</text:p>
          </table:table-cell>
          <table:table-cell table:style-name="ce25" office:value-type="float" office:value="170" calcext:value-type="float">
            <text:p><text:s text:c="3"/>170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553" calcext:value-type="float">
            <text:p><text:s text:c="3"/>1,553</text:p>
          </table:table-cell>
          <table:table-cell table:style-name="ce25" office:value-type="float" office:value="16863" calcext:value-type="float">
            <text:p><text:s text:c="3"/>16,863</text:p>
          </table:table-cell>
          <table:table-cell table:style-name="ce25" office:value-type="float" office:value="35" calcext:value-type="float">
            <text:p><text:s text:c="3"/>35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43" office:value-type="float" office:value="-432" calcext:value-type="float">
            <text:p>－432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39194" calcext:value-type="float">
            <text:p><text:s text:c="3"/>39,194</text:p>
          </table:table-cell>
          <table:table-cell table:style-name="ce25" office:value-type="float" office:value="1663" calcext:value-type="float">
            <text:p><text:s text:c="3"/>1,663</text:p>
          </table:table-cell>
          <table:table-cell table:style-name="ce25" office:value-type="float" office:value="3303" calcext:value-type="float">
            <text:p><text:s text:c="3"/>3,303</text:p>
          </table:table-cell>
          <table:table-cell table:style-name="ce25" office:value-type="float" office:value="2892" calcext:value-type="float">
            <text:p><text:s text:c="3"/>2,892</text:p>
          </table:table-cell>
          <table:table-cell table:style-name="ce25" office:value-type="float" office:value="1535" calcext:value-type="float">
            <text:p><text:s text:c="3"/>1,535</text:p>
          </table:table-cell>
          <table:table-cell table:style-name="ce25" office:value-type="float" office:value="1311" calcext:value-type="float">
            <text:p><text:s text:c="3"/>1,311</text:p>
          </table:table-cell>
          <table:table-cell table:style-name="ce25" office:value-type="float" office:value="855" calcext:value-type="float">
            <text:p><text:s text:c="3"/>855</text:p>
          </table:table-cell>
          <table:table-cell table:style-name="ce25" office:value-type="float" office:value="1342" calcext:value-type="float">
            <text:p><text:s text:c="3"/>1,342</text:p>
          </table:table-cell>
          <table:table-cell table:style-name="ce25" office:value-type="float" office:value="3758" calcext:value-type="float">
            <text:p><text:s text:c="3"/>3,758</text:p>
          </table:table-cell>
          <table:table-cell table:style-name="ce25" office:value-type="float" office:value="232" calcext:value-type="float">
            <text:p><text:s text:c="3"/>232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1810" calcext:value-type="float">
            <text:p><text:s text:c="3"/>1,810</text:p>
          </table:table-cell>
          <table:table-cell table:style-name="ce25" office:value-type="float" office:value="19588" calcext:value-type="float">
            <text:p><text:s text:c="3"/>19,588</text:p>
          </table:table-cell>
          <table:table-cell table:style-name="ce25" office:value-type="float" office:value="896" calcext:value-type="float">
            <text:p><text:s text:c="3"/>896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25" office:value-type="float" office:value="39709" calcext:value-type="float">
            <text:p><text:s text:c="3"/>39,709</text:p>
          </table:table-cell>
          <table:table-cell table:style-name="ce25" office:value-type="float" office:value="3024" calcext:value-type="float">
            <text:p><text:s text:c="3"/>3,024</text:p>
          </table:table-cell>
          <table:table-cell table:style-name="ce25" office:value-type="float" office:value="3484" calcext:value-type="float">
            <text:p><text:s text:c="3"/>3,484</text:p>
          </table:table-cell>
          <table:table-cell table:style-name="ce25" office:value-type="float" office:value="2073" calcext:value-type="float">
            <text:p><text:s text:c="3"/>2,073</text:p>
          </table:table-cell>
          <table:table-cell table:style-name="ce25" office:value-type="float" office:value="2097" calcext:value-type="float">
            <text:p><text:s text:c="3"/>2,097</text:p>
          </table:table-cell>
          <table:table-cell table:style-name="ce25" office:value-type="float" office:value="1827" calcext:value-type="float">
            <text:p><text:s text:c="3"/>1,827</text:p>
          </table:table-cell>
          <table:table-cell table:style-name="ce25" office:value-type="float" office:value="921" calcext:value-type="float">
            <text:p><text:s text:c="3"/>921</text:p>
          </table:table-cell>
          <table:table-cell table:style-name="ce25" office:value-type="float" office:value="1284" calcext:value-type="float">
            <text:p><text:s text:c="3"/>1,284</text:p>
          </table:table-cell>
          <table:table-cell table:style-name="ce25" office:value-type="float" office:value="3417" calcext:value-type="float">
            <text:p><text:s text:c="3"/>3,417</text:p>
          </table:table-cell>
          <table:table-cell table:style-name="ce25" office:value-type="float" office:value="125" calcext:value-type="float">
            <text:p><text:s text:c="3"/>125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810" calcext:value-type="float">
            <text:p><text:s text:c="3"/>1,810</text:p>
          </table:table-cell>
          <table:table-cell table:style-name="ce25" office:value-type="float" office:value="19588" calcext:value-type="float">
            <text:p><text:s text:c="3"/>19,588</text:p>
          </table:table-cell>
          <table:table-cell table:style-name="ce25" office:value-type="float" office:value="49" calcext:value-type="float">
            <text:p><text:s text:c="3"/>49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44" office:value-type="float" office:value="-515" calcext:value-type="float">
            <text:p>－515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2518" calcext:value-type="float">
            <text:p>12,518</text:p>
          </table:table-cell>
          <table:table-cell table:style-name="ce26" office:value-type="float" office:value="707" calcext:value-type="float">
            <text:p>70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465" calcext:value-type="float">
            <text:p>3,465</text:p>
          </table:table-cell>
          <table:table-cell table:style-name="ce26" office:value-type="float" office:value="945" calcext:value-type="float">
            <text:p>945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1377" calcext:value-type="float">
            <text:p>1,377</text:p>
          </table:table-cell>
          <table:table-cell table:style-name="ce26" office:value-type="float" office:value="160" calcext:value-type="float">
            <text:p>16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833" calcext:value-type="float">
            <text:p>4,833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2254" calcext:value-type="float">
            <text:p>12,254</text:p>
          </table:table-cell>
          <table:table-cell table:style-name="ce26" office:value-type="float" office:value="1171" calcext:value-type="float">
            <text:p>1,17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274" calcext:value-type="float">
            <text:p>2,274</text:p>
          </table:table-cell>
          <table:table-cell table:style-name="ce26" office:value-type="float" office:value="1547" calcext:value-type="float">
            <text:p>1,547</text:p>
          </table:table-cell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1577" calcext:value-type="float">
            <text:p>1,577</text:p>
          </table:table-cell>
          <table:table-cell table:style-name="ce26" office:value-type="float" office:value="76" calcext:value-type="float">
            <text:p>7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833" calcext:value-type="float">
            <text:p>4,833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264" calcext:value-type="float">
            <text:p>264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864" calcext:value-type="float">
            <text:p>5,864</text:p>
          </table:table-cell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651" calcext:value-type="float">
            <text:p>1,651</text:p>
          </table:table-cell>
          <table:table-cell table:style-name="ce27" office:value-type="float" office:value="454" calcext:value-type="float">
            <text:p>454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662" calcext:value-type="float">
            <text:p>662</text:p>
          </table:table-cell>
          <table:table-cell table:style-name="ce27" office:value-type="float" office:value="80" calcext:value-type="float">
            <text:p>8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44" calcext:value-type="float">
            <text:p>2,244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683" calcext:value-type="float">
            <text:p>5,683</text:p>
          </table:table-cell>
          <table:table-cell table:style-name="ce27" office:value-type="float" office:value="504" calcext:value-type="float">
            <text:p>50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21" calcext:value-type="float">
            <text:p>1,021</text:p>
          </table:table-cell>
          <table:table-cell table:style-name="ce27" office:value-type="float" office:value="745" calcext:value-type="float">
            <text:p>745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44" calcext:value-type="float">
            <text:p>2,244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181" calcext:value-type="float">
            <text:p>181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654" calcext:value-type="float">
            <text:p>6,654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491" calcext:value-type="float">
            <text:p>491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89" calcext:value-type="float">
            <text:p>2,589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571" calcext:value-type="float">
            <text:p>6,571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53" calcext:value-type="float">
            <text:p>1,253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89" calcext:value-type="float">
            <text:p>2,589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83" calcext:value-type="float">
            <text:p>83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048" calcext:value-type="float">
            <text:p>8,048</text:p>
          </table:table-cell>
          <table:table-cell table:style-name="ce26" office:value-type="float" office:value="841" calcext:value-type="float">
            <text:p>841</text:p>
          </table:table-cell>
          <table:table-cell table:style-name="ce26" office:value-type="float" office:value="2274" calcext:value-type="float">
            <text:p>2,27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705" calcext:value-type="float">
            <text:p>705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123" calcext:value-type="float">
            <text:p>3,123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011" calcext:value-type="float">
            <text:p>10,011</text:p>
          </table:table-cell>
          <table:table-cell table:style-name="ce26" office:value-type="float" office:value="1297" calcext:value-type="float">
            <text:p>1,297</text:p>
          </table:table-cell>
          <table:table-cell table:style-name="ce26" office:value-type="float" office:value="3465" calcext:value-type="float">
            <text:p>3,46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53" calcext:value-type="float">
            <text:p>653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881" calcext:value-type="float">
            <text:p>881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123" calcext:value-type="float">
            <text:p>3,12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1963" calcext:value-type="float">
            <text:p><text:s/>－1,963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630" calcext:value-type="float">
            <text:p>3,630</text:p>
          </table:table-cell>
          <table:table-cell table:style-name="ce27" office:value-type="float" office:value="351" calcext:value-type="float">
            <text:p>351</text:p>
          </table:table-cell>
          <table:table-cell table:style-name="ce27" office:value-type="float" office:value="1021" calcext:value-type="float">
            <text:p>1,02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6" calcext:value-type="float">
            <text:p>156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314" calcext:value-type="float">
            <text:p>314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38" calcext:value-type="float">
            <text:p>1,438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671" calcext:value-type="float">
            <text:p>4,671</text:p>
          </table:table-cell>
          <table:table-cell table:style-name="ce27" office:value-type="float" office:value="546" calcext:value-type="float">
            <text:p>546</text:p>
          </table:table-cell>
          <table:table-cell table:style-name="ce27" office:value-type="float" office:value="1651" calcext:value-type="float">
            <text:p>1,65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19" calcext:value-type="float">
            <text:p>319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38" calcext:value-type="float">
            <text:p>1,43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1041" calcext:value-type="float">
            <text:p><text:s/>－1,041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418" calcext:value-type="float">
            <text:p>4,418</text:p>
          </table:table-cell>
          <table:table-cell table:style-name="ce28" office:value-type="float" office:value="490" calcext:value-type="float">
            <text:p>490</text:p>
          </table:table-cell>
          <table:table-cell table:style-name="ce28" office:value-type="float" office:value="1253" calcext:value-type="float">
            <text:p>1,25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340" calcext:value-type="float">
            <text:p>5,340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922" calcext:value-type="float">
            <text:p><text:s/>－922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8662" calcext:value-type="float">
            <text:p>8,662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float" office:value="1547" calcext:value-type="float">
            <text:p>1,547</text:p>
          </table:table-cell>
          <table:table-cell table:style-name="ce26" office:value-type="float" office:value="653" calcext:value-type="float">
            <text:p>65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1156" calcext:value-type="float">
            <text:p>1,156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177" calcext:value-type="float">
            <text:p>4,177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558" calcext:value-type="float">
            <text:p>7,558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945" calcext:value-type="float">
            <text:p>945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177" calcext:value-type="float">
            <text:p>4,177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1104" calcext:value-type="float">
            <text:p>1,104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059" calcext:value-type="float">
            <text:p>4,059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745" calcext:value-type="float">
            <text:p>745</text:p>
          </table:table-cell>
          <table:table-cell table:style-name="ce27" office:value-type="float" office:value="319" calcext:value-type="float">
            <text:p>31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555" calcext:value-type="float">
            <text:p>555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52" calcext:value-type="float">
            <text:p>1,952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520" calcext:value-type="float">
            <text:p>3,520</text:p>
          </table:table-cell>
          <table:table-cell table:style-name="ce27" office:value-type="float" office:value="219" calcext:value-type="float">
            <text:p>219</text:p>
          </table:table-cell>
          <table:table-cell table:style-name="ce27" office:value-type="float" office:value="454" calcext:value-type="float">
            <text:p>454</text:p>
          </table:table-cell>
          <table:table-cell table:style-name="ce27" office:value-type="float" office:value="156" calcext:value-type="float">
            <text:p>15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473" calcext:value-type="float">
            <text:p>473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52" calcext:value-type="float">
            <text:p>1,95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539" calcext:value-type="float">
            <text:p>539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603" calcext:value-type="float">
            <text:p>4,603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038" calcext:value-type="float">
            <text:p>4,038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491" calcext:value-type="float">
            <text:p>491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565" calcext:value-type="float">
            <text:p>565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511" calcext:value-type="float">
            <text:p>10,511</text:p>
          </table:table-cell>
          <table:table-cell table:style-name="ce26" office:value-type="float" office:value="288" calcext:value-type="float">
            <text:p>288</text:p>
          </table:table-cell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984" calcext:value-type="float">
            <text:p>1,984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728" calcext:value-type="float">
            <text:p>6,728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9645" calcext:value-type="float">
            <text:p>9,645</text:p>
          </table:table-cell>
          <table:table-cell table:style-name="ce26" office:value-type="float" office:value="507" calcext:value-type="float">
            <text:p>507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1351" calcext:value-type="float">
            <text:p>1,351</text:p>
          </table:table-cell>
          <table:table-cell table:style-name="ce26" office:value-type="float" office:value="36" calcext:value-type="float">
            <text:p>3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728" calcext:value-type="float">
            <text:p>6,728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866" calcext:value-type="float">
            <text:p>866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727" calcext:value-type="float">
            <text:p>4,727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888" calcext:value-type="float">
            <text:p>888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55" calcext:value-type="float">
            <text:p>3,055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361" calcext:value-type="float">
            <text:p>4,361</text:p>
          </table:table-cell>
          <table:table-cell table:style-name="ce27" office:value-type="float" office:value="215" calcext:value-type="float">
            <text:p>215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621" calcext:value-type="float">
            <text:p>621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55" calcext:value-type="float">
            <text:p>3,05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366" calcext:value-type="float">
            <text:p>366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784" calcext:value-type="float">
            <text:p>5,784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096" calcext:value-type="float">
            <text:p>1,096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73" calcext:value-type="float">
            <text:p>3,673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284" calcext:value-type="float">
            <text:p>5,284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73" calcext:value-type="float">
            <text:p>3,67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500" calcext:value-type="float">
            <text:p>500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5183" calcext:value-type="float">
            <text:p>5,183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17" calcext:value-type="float">
            <text:p>517</text:p>
          </table:table-cell>
          <table:table-cell table:style-name="ce26" office:value-type="float" office:value="595" calcext:value-type="float">
            <text:p>595</text:p>
          </table:table-cell>
          <table:table-cell table:style-name="ce26" office:value-type="float" office:value="31" calcext:value-type="float">
            <text:p>3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294" calcext:value-type="float">
            <text:p>3,294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211" calcext:value-type="float">
            <text:p>5,211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65" calcext:value-type="float">
            <text:p>465</text:p>
          </table:table-cell>
          <table:table-cell table:style-name="ce26" office:value-type="float" office:value="553" calcext:value-type="float">
            <text:p>553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294" calcext:value-type="float">
            <text:p>3,294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28" calcext:value-type="float">
            <text:p><text:s/>－28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350" calcext:value-type="float">
            <text:p>2,350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42" calcext:value-type="float">
            <text:p>242</text:p>
          </table:table-cell>
          <table:table-cell table:style-name="ce27" office:value-type="float" office:value="265" calcext:value-type="float">
            <text:p>265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97" calcext:value-type="float">
            <text:p>1,497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385" calcext:value-type="float">
            <text:p>2,385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7" calcext:value-type="float">
            <text:p>227</text:p>
          </table:table-cell>
          <table:table-cell table:style-name="ce27" office:value-type="float" office:value="259" calcext:value-type="float">
            <text:p>259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97" calcext:value-type="float">
            <text:p>1,497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-35" calcext:value-type="float">
            <text:p><text:s/>－35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2833" calcext:value-type="float">
            <text:p>2,833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826" calcext:value-type="float">
            <text:p>2,826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7" calcext:value-type="float">
            <text:p>7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505" calcext:value-type="float">
            <text:p>8,505</text:p>
          </table:table-cell>
          <table:table-cell table:style-name="ce26" office:value-type="float" office:value="283" calcext:value-type="float">
            <text:p>283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465" calcext:value-type="float">
            <text:p>46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42" calcext:value-type="float">
            <text:p>1,142</text:p>
          </table:table-cell>
          <table:table-cell table:style-name="ce26" office:value-type="float" office:value="47" calcext:value-type="float">
            <text:p>4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659" calcext:value-type="float">
            <text:p>5,659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769" calcext:value-type="float">
            <text:p>8,769</text:p>
          </table:table-cell>
          <table:table-cell table:style-name="ce26" office:value-type="float" office:value="565" calcext:value-type="float">
            <text:p>565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517" calcext:value-type="float">
            <text:p>51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92" calcext:value-type="float">
            <text:p>1,092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659" calcext:value-type="float">
            <text:p>5,659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264" calcext:value-type="float">
            <text:p><text:s/>－264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959" calcext:value-type="float">
            <text:p>3,959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227" calcext:value-type="float">
            <text:p>22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46" calcext:value-type="float">
            <text:p>546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641" calcext:value-type="float">
            <text:p>2,641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065" calcext:value-type="float">
            <text:p>4,065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242" calcext:value-type="float">
            <text:p>24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30" calcext:value-type="float">
            <text:p>530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641" calcext:value-type="float">
            <text:p>2,64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106" calcext:value-type="float">
            <text:p><text:s/>－106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4546" calcext:value-type="float">
            <text:p>4,546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18" calcext:value-type="float">
            <text:p>3,018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704" calcext:value-type="float">
            <text:p>4,704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18" calcext:value-type="float">
            <text:p>3,01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158" calcext:value-type="float">
            <text:p><text:s/>－158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9023" calcext:value-type="float">
            <text:p><text:s text:c="3"/>19,023</text:p>
          </table:table-cell>
          <table:table-cell table:style-name="ce29" office:value-type="float" office:value="433" calcext:value-type="float">
            <text:p><text:s text:c="3"/>433</text:p>
          </table:table-cell>
          <table:table-cell table:style-name="ce29" office:value-type="float" office:value="1577" calcext:value-type="float">
            <text:p><text:s text:c="3"/>1,577</text:p>
          </table:table-cell>
          <table:table-cell table:style-name="ce29" office:value-type="float" office:value="881" calcext:value-type="float">
            <text:p><text:s text:c="3"/>881</text:p>
          </table:table-cell>
          <table:table-cell table:style-name="ce29" office:value-type="float" office:value="1030" calcext:value-type="float">
            <text:p><text:s text:c="3"/>1,030</text:p>
          </table:table-cell>
          <table:table-cell table:style-name="ce29" office:value-type="float" office:value="1351" calcext:value-type="float">
            <text:p><text:s text:c="3"/>1,351</text:p>
          </table:table-cell>
          <table:table-cell table:style-name="ce29" office:value-type="float" office:value="553" calcext:value-type="float">
            <text:p><text:s text:c="3"/>553</text:p>
          </table:table-cell>
          <table:table-cell table:style-name="ce29" office:value-type="float" office:value="1092" calcext:value-type="float">
            <text:p><text:s text:c="3"/>1,092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9" calcext:value-type="float">
            <text:p><text:s text:c="3"/>9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362" calcext:value-type="float">
            <text:p><text:s text:c="3"/>3,362</text:p>
          </table:table-cell>
          <table:table-cell table:style-name="ce29" office:value-type="float" office:value="8381" calcext:value-type="float">
            <text:p><text:s text:c="3"/>8,381</text:p>
          </table:table-cell>
          <table:table-cell table:style-name="ce29" office:value-type="float" office:value="260" calcext:value-type="float">
            <text:p><text:s text:c="3"/>260</text:p>
          </table:table-cell>
          <table:table-cell table:style-name="ce29" office:value-type="float" office:value="4" calcext:value-type="float">
            <text:p><text:s text:c="3"/>4</text:p>
          </table:table-cell>
          <table:table-cell table:style-name="ce29" office:value-type="float" office:value="19749" calcext:value-type="float">
            <text:p><text:s text:c="3"/>19,749</text:p>
          </table:table-cell>
          <table:table-cell table:style-name="ce29" office:value-type="float" office:value="957" calcext:value-type="float">
            <text:p><text:s text:c="3"/>957</text:p>
          </table:table-cell>
          <table:table-cell table:style-name="ce29" office:value-type="float" office:value="1377" calcext:value-type="float">
            <text:p><text:s text:c="3"/>1,377</text:p>
          </table:table-cell>
          <table:table-cell table:style-name="ce29" office:value-type="float" office:value="705" calcext:value-type="float">
            <text:p><text:s text:c="3"/>705</text:p>
          </table:table-cell>
          <table:table-cell table:style-name="ce29" office:value-type="float" office:value="1156" calcext:value-type="float">
            <text:p><text:s text:c="3"/>1,156</text:p>
          </table:table-cell>
          <table:table-cell table:style-name="ce29" office:value-type="float" office:value="1984" calcext:value-type="float">
            <text:p><text:s text:c="3"/>1,984</text:p>
          </table:table-cell>
          <table:table-cell table:style-name="ce29" office:value-type="float" office:value="595" calcext:value-type="float">
            <text:p><text:s text:c="3"/>595</text:p>
          </table:table-cell>
          <table:table-cell table:style-name="ce29" office:value-type="float" office:value="1142" calcext:value-type="float">
            <text:p><text:s text:c="3"/>1,142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73" calcext:value-type="float">
            <text:p><text:s text:c="3"/>73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362" calcext:value-type="float">
            <text:p><text:s text:c="3"/>3,362</text:p>
          </table:table-cell>
          <table:table-cell table:style-name="ce29" office:value-type="float" office:value="8381" calcext:value-type="float">
            <text:p><text:s text:c="3"/>8,381</text:p>
          </table:table-cell>
          <table:table-cell table:style-name="ce29" office:value-type="float" office:value="13" calcext:value-type="float">
            <text:p><text:s text:c="3"/>13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-726" calcext:value-type="float">
            <text:p><text:s/>－726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8919" calcext:value-type="float">
            <text:p><text:s text:c="3"/>8,919</text:p>
          </table:table-cell>
          <table:table-cell table:style-name="ce30" office:value-type="float" office:value="202" calcext:value-type="float">
            <text:p><text:s text:c="3"/>202</text:p>
          </table:table-cell>
          <table:table-cell table:style-name="ce30" office:value-type="float" office:value="800" calcext:value-type="float">
            <text:p><text:s text:c="3"/>800</text:p>
          </table:table-cell>
          <table:table-cell table:style-name="ce30" office:value-type="float" office:value="433" calcext:value-type="float">
            <text:p><text:s text:c="3"/>433</text:p>
          </table:table-cell>
          <table:table-cell table:style-name="ce30" office:value-type="float" office:value="473" calcext:value-type="float">
            <text:p><text:s text:c="3"/>473</text:p>
          </table:table-cell>
          <table:table-cell table:style-name="ce30" office:value-type="float" office:value="621" calcext:value-type="float">
            <text:p><text:s text:c="3"/>621</text:p>
          </table:table-cell>
          <table:table-cell table:style-name="ce30" office:value-type="float" office:value="259" calcext:value-type="float">
            <text:p><text:s text:c="3"/>259</text:p>
          </table:table-cell>
          <table:table-cell table:style-name="ce30" office:value-type="float" office:value="530" calcext:value-type="float">
            <text:p><text:s text:c="3"/>53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0" calcext:value-type="float">
            <text:p><text:s text:c="3"/>5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553" calcext:value-type="float">
            <text:p><text:s text:c="3"/>1,553</text:p>
          </table:table-cell>
          <table:table-cell table:style-name="ce30" office:value-type="float" office:value="3898" calcext:value-type="float">
            <text:p><text:s text:c="3"/>3,898</text:p>
          </table:table-cell>
          <table:table-cell table:style-name="ce30" office:value-type="float" office:value="96" calcext:value-type="float">
            <text:p><text:s text:c="3"/>96</text:p>
          </table:table-cell>
          <table:table-cell table:style-name="ce30" office:value-type="float" office:value="4" calcext:value-type="float">
            <text:p><text:s text:c="3"/>4</text:p>
          </table:table-cell>
          <table:table-cell table:style-name="ce30" office:value-type="float" office:value="9159" calcext:value-type="float">
            <text:p><text:s text:c="3"/>9,159</text:p>
          </table:table-cell>
          <table:table-cell table:style-name="ce30" office:value-type="float" office:value="426" calcext:value-type="float">
            <text:p><text:s text:c="3"/>426</text:p>
          </table:table-cell>
          <table:table-cell table:style-name="ce30" office:value-type="float" office:value="662" calcext:value-type="float">
            <text:p><text:s text:c="3"/>662</text:p>
          </table:table-cell>
          <table:table-cell table:style-name="ce30" office:value-type="float" office:value="314" calcext:value-type="float">
            <text:p><text:s text:c="3"/>314</text:p>
          </table:table-cell>
          <table:table-cell table:style-name="ce30" office:value-type="float" office:value="555" calcext:value-type="float">
            <text:p><text:s text:c="3"/>555</text:p>
          </table:table-cell>
          <table:table-cell table:style-name="ce30" office:value-type="float" office:value="888" calcext:value-type="float">
            <text:p><text:s text:c="3"/>888</text:p>
          </table:table-cell>
          <table:table-cell table:style-name="ce30" office:value-type="float" office:value="265" calcext:value-type="float">
            <text:p><text:s text:c="3"/>265</text:p>
          </table:table-cell>
          <table:table-cell table:style-name="ce30" office:value-type="float" office:value="546" calcext:value-type="float">
            <text:p><text:s text:c="3"/>54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44" calcext:value-type="float">
            <text:p><text:s text:c="3"/>44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553" calcext:value-type="float">
            <text:p><text:s text:c="3"/>1,553</text:p>
          </table:table-cell>
          <table:table-cell table:style-name="ce30" office:value-type="float" office:value="3898" calcext:value-type="float">
            <text:p><text:s text:c="3"/>3,898</text:p>
          </table:table-cell>
          <table:table-cell table:style-name="ce30" office:value-type="float" office:value="7" calcext:value-type="float">
            <text:p><text:s text:c="3"/>7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240" calcext:value-type="float">
            <text:p><text:s/>－240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0104" calcext:value-type="float">
            <text:p><text:s text:c="3"/>10,104</text:p>
          </table:table-cell>
          <table:table-cell table:style-name="ce31" office:value-type="float" office:value="231" calcext:value-type="float">
            <text:p><text:s text:c="3"/>231</text:p>
          </table:table-cell>
          <table:table-cell table:style-name="ce31" office:value-type="float" office:value="777" calcext:value-type="float">
            <text:p><text:s text:c="3"/>777</text:p>
          </table:table-cell>
          <table:table-cell table:style-name="ce31" office:value-type="float" office:value="448" calcext:value-type="float">
            <text:p><text:s text:c="3"/>448</text:p>
          </table:table-cell>
          <table:table-cell table:style-name="ce31" office:value-type="float" office:value="557" calcext:value-type="float">
            <text:p><text:s text:c="3"/>557</text:p>
          </table:table-cell>
          <table:table-cell table:style-name="ce31" office:value-type="float" office:value="730" calcext:value-type="float">
            <text:p><text:s text:c="3"/>730</text:p>
          </table:table-cell>
          <table:table-cell table:style-name="ce31" office:value-type="float" office:value="294" calcext:value-type="float">
            <text:p><text:s text:c="3"/>294</text:p>
          </table:table-cell>
          <table:table-cell table:style-name="ce31" office:value-type="float" office:value="562" calcext:value-type="float">
            <text:p><text:s text:c="3"/>56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9" calcext:value-type="float">
            <text:p><text:s text:c="3"/>4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809" calcext:value-type="float">
            <text:p><text:s text:c="3"/>1,809</text:p>
          </table:table-cell>
          <table:table-cell table:style-name="ce31" office:value-type="float" office:value="4483" calcext:value-type="float">
            <text:p><text:s text:c="3"/>4,483</text:p>
          </table:table-cell>
          <table:table-cell table:style-name="ce31" office:value-type="float" office:value="164" calcext:value-type="float">
            <text:p><text:s text:c="3"/>164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10590" calcext:value-type="float">
            <text:p><text:s text:c="3"/>10,590</text:p>
          </table:table-cell>
          <table:table-cell table:style-name="ce31" office:value-type="float" office:value="531" calcext:value-type="float">
            <text:p><text:s text:c="3"/>531</text:p>
          </table:table-cell>
          <table:table-cell table:style-name="ce31" office:value-type="float" office:value="715" calcext:value-type="float">
            <text:p><text:s text:c="3"/>715</text:p>
          </table:table-cell>
          <table:table-cell table:style-name="ce31" office:value-type="float" office:value="391" calcext:value-type="float">
            <text:p><text:s text:c="3"/>391</text:p>
          </table:table-cell>
          <table:table-cell table:style-name="ce31" office:value-type="float" office:value="601" calcext:value-type="float">
            <text:p><text:s text:c="3"/>601</text:p>
          </table:table-cell>
          <table:table-cell table:style-name="ce31" office:value-type="float" office:value="1096" calcext:value-type="float">
            <text:p><text:s text:c="3"/>1,096</text:p>
          </table:table-cell>
          <table:table-cell table:style-name="ce31" office:value-type="float" office:value="330" calcext:value-type="float">
            <text:p><text:s text:c="3"/>330</text:p>
          </table:table-cell>
          <table:table-cell table:style-name="ce31" office:value-type="float" office:value="596" calcext:value-type="float">
            <text:p><text:s text:c="3"/>596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809" calcext:value-type="float">
            <text:p><text:s text:c="3"/>1,809</text:p>
          </table:table-cell>
          <table:table-cell table:style-name="ce31" office:value-type="float" office:value="4483" calcext:value-type="float">
            <text:p><text:s text:c="3"/>4,483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-486" calcext:value-type="float">
            <text:p><text:s/>－486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74" calcext:value-type="float">
            <text:p>1,67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83" calcext:value-type="float">
            <text:p>83</text:p>
          </table:table-cell>
          <table:table-cell table:number-columns-repeated="2" table:style-name="ce32" office:value-type="float" office:value="17" calcext:value-type="float">
            <text:p>1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935" calcext:value-type="float">
            <text:p>93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90" calcext:value-type="float">
            <text:p>1,59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935" calcext:value-type="float">
            <text:p>93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84" calcext:value-type="float">
            <text:p>84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60" calcext:value-type="float">
            <text:p>46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73" calcext:value-type="float">
            <text:p>73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37" calcext:value-type="float">
            <text:p>83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1" calcext:value-type="float">
            <text:p>11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13" calcext:value-type="float">
            <text:p>1,61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43" calcext:value-type="float">
            <text:p>1,543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70" calcext:value-type="float">
            <text:p>70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271" calcext:value-type="float">
            <text:p>27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5" calcext:value-type="float">
            <text:p>55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38" calcext:value-type="float">
            <text:p>83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5" calcext:value-type="float">
            <text:p>15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39" calcext:value-type="float">
            <text:p>1,43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599" calcext:value-type="float">
            <text:p>59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15" calcext:value-type="float">
            <text:p>1,315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599" calcext:value-type="float">
            <text:p>59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124" calcext:value-type="float">
            <text:p>124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285" calcext:value-type="float">
            <text:p>28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74" calcext:value-type="float">
            <text:p>74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8" calcext:value-type="float">
            <text:p>70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50" calcext:value-type="float">
            <text:p>50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93" calcext:value-type="float">
            <text:p>2,293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1272" calcext:value-type="float">
            <text:p>1,272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935" calcext:value-type="float">
            <text:p>2,935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1272" calcext:value-type="float">
            <text:p>1,27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642" calcext:value-type="float">
            <text:p><text:s/>－642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70" calcext:value-type="float">
            <text:p>1,370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296" calcext:value-type="float">
            <text:p><text:s/>－296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19" calcext:value-type="float">
            <text:p>1,219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672" calcext:value-type="float">
            <text:p>67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672" calcext:value-type="float">
            <text:p>67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46" calcext:value-type="float">
            <text:p><text:s/>－346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12" calcext:value-type="float">
            <text:p>1,11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53" calcext:value-type="float">
            <text:p>1,15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361" calcext:value-type="float">
            <text:p>36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1" calcext:value-type="float">
            <text:p><text:s/>－41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68" calcext:value-type="float">
            <text:p>16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" calcext:value-type="float">
            <text:p><text:s/>－7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85" calcext:value-type="float">
            <text:p>58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193" calcext:value-type="float">
            <text:p>19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4" calcext:value-type="float">
            <text:p><text:s/>－34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42" calcext:value-type="float">
            <text:p>1,542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60" calcext:value-type="float">
            <text:p>1,7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7" calcext:value-type="float">
            <text:p>357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218" calcext:value-type="float">
            <text:p><text:s/>－218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94" calcext:value-type="float">
            <text:p><text:s/>－94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41" calcext:value-type="float">
            <text:p>84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9" office:value-type="float" office:value="-124" calcext:value-type="float">
            <text:p><text:s/>－124</text:p>
          </table:table-cell>
          <table:table-cell table:style-name="ce51" table:number-columns-repeated="1635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27" calcext:value-type="float">
            <text:p>1,327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27" calcext:value-type="float">
            <text:p>27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16" calcext:value-type="float">
            <text:p>16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17" calcext:value-type="float">
            <text:p>7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28" calcext:value-type="float">
            <text:p>22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1" calcext:value-type="float">
            <text:p>11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329" calcext:value-type="float">
            <text:p>2,32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188" calcext:value-type="float">
            <text:p>1,18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19" calcext:value-type="float">
            <text:p>2,419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1188" calcext:value-type="float">
            <text:p>1,18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90" calcext:value-type="float">
            <text:p><text:s/>－90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01" calcext:value-type="float">
            <text:p>1,10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544" calcext:value-type="float">
            <text:p>54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9" calcext:value-type="float">
            <text:p><text:s/>－19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47" calcext:value-type="float">
            <text:p>1,24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644" calcext:value-type="float">
            <text:p>64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18" calcext:value-type="float">
            <text:p>1,318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644" calcext:value-type="float">
            <text:p>64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71" calcext:value-type="float">
            <text:p><text:s/>－71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44" calcext:value-type="float">
            <text:p>64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54" calcext:value-type="float">
            <text:p>65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61" calcext:value-type="float">
            <text:p>61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241" calcext:value-type="float">
            <text:p>24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0" calcext:value-type="float">
            <text:p><text:s/>－10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12" calcext:value-type="float">
            <text:p>11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9" calcext:value-type="float">
            <text:p><text:s/>－19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29" calcext:value-type="float">
            <text:p>12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9" calcext:value-type="float">
            <text:p>9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74" calcext:value-type="float">
            <text:p>1,07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566" calcext:value-type="float">
            <text:p>56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98" calcext:value-type="float">
            <text:p>1,098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566" calcext:value-type="float">
            <text:p>5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24" calcext:value-type="float">
            <text:p><text:s/>－24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262" calcext:value-type="float">
            <text:p>26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9" calcext:value-type="float">
            <text:p>9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54" calcext:value-type="float">
            <text:p>55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33" calcext:value-type="float">
            <text:p><text:s/>－33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28" calcext:value-type="float">
            <text:p>12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6" calcext:value-type="float">
            <text:p>16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75" calcext:value-type="float">
            <text:p>7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75" calcext:value-type="float">
            <text:p>7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0" calcext:value-type="float">
            <text:p>10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34" office:value-type="float" office:value="48" calcext:value-type="float">
            <text:p>4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3" calcext:value-type="float">
            <text:p>5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6" calcext:value-type="float">
            <text:p>6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27" calcext:value-type="float">
            <text:p>1,42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621" calcext:value-type="float">
            <text:p>62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33" calcext:value-type="float">
            <text:p>1,333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621" calcext:value-type="float">
            <text:p>62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94" calcext:value-type="float">
            <text:p>94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67" calcext:value-type="float">
            <text:p>26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" calcext:value-type="float">
            <text:p>4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54" calcext:value-type="float">
            <text:p>35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90" calcext:value-type="float">
            <text:p>90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87" calcext:value-type="float">
            <text:p>1,28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52" calcext:value-type="float">
            <text:p>1,352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65" calcext:value-type="float">
            <text:p><text:s/>－65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245" calcext:value-type="float">
            <text:p>24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8" office:value-type="float" office:value="-17" calcext:value-type="float">
            <text:p><text:s/>－17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39" calcext:value-type="float">
            <text:p>739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48" calcext:value-type="float">
            <text:p><text:s/>－48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15" calcext:value-type="float">
            <text:p>81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66" calcext:value-type="float">
            <text:p>86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53" calcext:value-type="float">
            <text:p>5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51" calcext:value-type="float">
            <text:p><text:s/>－51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11" calcext:value-type="float">
            <text:p>11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9" calcext:value-type="float">
            <text:p><text:s/>－29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65" calcext:value-type="float">
            <text:p>46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87" calcext:value-type="float">
            <text:p>48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22" calcext:value-type="float">
            <text:p><text:s/>－22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573" calcext:value-type="float">
            <text:p>57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73" calcext:value-type="float">
            <text:p>7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73" calcext:value-type="float">
            <text:p>773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99" calcext:value-type="float">
            <text:p>9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56" calcext:value-type="float">
            <text:p>256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45" office:value-type="float" office:value="-200" calcext:value-type="float">
            <text:p><text:s/>－200</text:p>
          </table:table-cell>
          <table:table-cell table:style-name="ce51" table:number-columns-repeated="1635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21" calcext:value-type="float">
            <text:p>32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20" calcext:value-type="float">
            <text:p>2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138" calcext:value-type="float">
            <text:p>138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-96" calcext:value-type="float">
            <text:p><text:s/>－96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18" calcext:value-type="float">
            <text:p>1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104" calcext:value-type="float">
            <text:p><text:s/>－104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69" calcext:value-type="float">
            <text:p>66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9" calcext:value-type="float">
            <text:p>8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37" calcext:value-type="float">
            <text:p>237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181" calcext:value-type="float">
            <text:p><text:s/>－181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30" calcext:value-type="float">
            <text:p>13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8" office:value-type="float" office:value="-81" calcext:value-type="float">
            <text:p><text:s/>－81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3" calcext:value-type="float">
            <text:p>4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7" calcext:value-type="float">
            <text:p>10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00" calcext:value-type="float">
            <text:p><text:s/>－100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9" calcext:value-type="float">
            <text:p><text:s/>－19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5" calcext:value-type="float">
            <text:p><text:s/>－15</text:p>
          </table:table-cell>
          <table:table-cell table:style-name="ce51" table:number-columns-repeated="1635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" calcext:value-type="float">
            <text:p><text:s/>－4</text:p>
          </table:table-cell>
          <table:table-cell table:style-name="ce51" table:number-columns-repeated="1635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224"/>
        </table:table-row>
        <table:table-row table:style-name="ro6" table:number-rows-repeated="4">
          <table:table-cell table:number-columns-repeated="257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11-遷徙'.$A$1" table:cell-range-address="$'11-遷徙'.$1:.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1P1" style:volatile="true">
      <number:text> －</number:text>
      <number:fill-character> </number:fill-character>
      <number:number number:decimal-places="0" number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24.2.7.2$Linux_X86_64 LibreOffice_project/420$Build-2</meta:generator>
  </office:meta>
</office:document-meta>
</file>